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1.06   |   <text:a xlink:type="simple" xlink:href="http://palinfo.habago.org/Entry?Command=Information_PrintForum#FORUM40407"><text:span text:style-name="T1">#</text:span></text:a></text:p>
      <text:p text:style-name="P2">美德與本能</text:p>
      <text:p text:style-name="P2"/>
      <text:p text:style-name="P2">陳真</text:p>
      <text:p text:style-name="P2"/>
      <text:p text:style-name="P2">Wen Jing,</text:p>
      <text:p text:style-name="P2"/>
      <text:p text:style-name="P2">我想你可能是要問我對「爭取」或「維護」自己的權利有沒有「足夠的勇氣」。當然沒有。這一點毫無疑問。我只有逃走的勇氣而已，沒有爭取的勇氣。我只有在碰觸到最基本的忍耐極限時，才會有一點點不得已的「勇氣」。一般時候，我腦袋裏只想著一件事﹕「逃走吧！逃走吧！」，而不是「改革吧！改革吧!」。</text:p>
      <text:p text:style-name="P2"/>
      <text:p text:style-name="P2">逃不走的，我就忍耐，真的忍耐不來，我才不得不鼓起一點點「勇氣」--如果這也能算是一種「勇氣」的話。</text:p>
      <text:p text:style-name="P2"/>
      <text:p text:style-name="P2">每個人生存的基本需求不太一樣，所以，在我看來是基本生存的東西，在別人看來，卻可能要求太高了，或根本是不必要的要求。反之亦然。別人在乎之事，我通常也無所謂，可有可無。</text:p>
      <text:p text:style-name="P2"/>
      <text:p text:style-name="P2">比如說，我需要一種「寧靜、不受打擾」的感覺，所以，以後很可能會去鄉下耕田養小狗，與青山溪流為伴。許多人需要的，卻可能是一種「成就感」，所以「官」越做越大，越往「中心」靠攏，「自信」也越高。我一點都不需要這種「成就感」。「愉快地活著」，就是我的「成就感」，我不需任何努力，瞬間就能完成我的「成就感」。</text:p>
      <text:p text:style-name="P2"/>
      <text:p text:style-name="P2">梭羅在「民不從」（civil disobedience）有一句話，十幾年來深得我心、縈繞不去。他說﹕我們不是出生來做各種抗爭或爭取的；我們是出生來享受生命的。</text:p>
      <text:p text:style-name="P2"/>
      <text:p text:style-name="P2">只要不是把「我」糟蹋得很過份，只要不是碰到我對公眾事務的美感底線，我一般是很容易，或者至少可以說，我一般是很願意逆來順受的。在我的字典裏，順從是一種美德，反抗則只是一種生物求生存的本能。我缺乏「美德」，但我的「本能」卻綽綽有餘。</text:p>
      <text:p text:style-name="P2"/>
      <text:p text:style-name="P2">會順從的人，贏得我的高度尊敬，會反抗、會爭取的人，只是表現出一種很初級的生物本能。反抗容易，順從難。或者說，奪取容易，拋棄難。就好像不用暴力比較難，用暴力誰不會？！就好像揍死個小王八蛋比較容易，揍得死卻不揍或只給他揍個半死卻比較難；就好像為己澄清比較容易，沉默受謗卻比較難；就好像「慷慨歌燕市」比較容易，「從容做楚囚」卻比較難等等等。</text:p>
      <text:p text:style-name="P2"/>
      <text:p text:style-name="P2">我也很喜歡殷海光先生一段話，他說他一生思想無建樹，但幾十年來，從他身上抖落的東西卻夠多了。</text:p>
      <text:p text:style-name="P2"/>
      <text:p text:style-name="P2">當我們有能力獲得或保有某些東西卻能拋棄它時，我們就能多一點自由，不受它所控制。比如說，我們如果心甘情願獻出生命和青春，要宰要割都隨你便時，誰還能用槍砲黑牢來嚇唬我們？！如果我們視權勢地位如無物、自甘「卑下」時，誰還能用這些東西來控制我們、干擾我們的生活樂趣？</text:p>
      <text:p text:style-name="P2"/>
      <text:p text:style-name="P2">如果甘地的「不合作運動」或梭羅的「民不從」曾經教了我們什麼，我想，那就是「順從」。聽起來似乎有點強詞奪理，明明不從，怎麼變順從？！不過，確實是這樣。影響甘地和維根斯坦很深的托爾斯泰，最重要的想法之一就是﹕「不要抵抗惡」。</text:p>
      <text:p text:style-name="P2"/>
      <text:p text:style-name="P2">我在社運圈，迄今大約有17年歷史，在裏頭，我看到或學到壞的比較多，在圈子外頭，我卻看到好的比較多。我很難相信有人在社運或政治圈卻能完全出汙泥而不染。就算不染，也會沾上臭味。敢於逼人就範的，對我來說, 不是英雄。為家人打拼工作、願意屈服低頭的，才是好漢，才是好男好女。</text:p>
      <text:p text:style-name="P2"/>
      <text:p text:style-name="P2">我記得十幾年前唸高醫時，有一次深夜，寒氣逼人，非常冷，路人稀少，我步行經過六合夜市，看到一個中年婦女，擺著一個算命攤位，衣衫單薄，端坐不動，一副裝神弄鬼的模樣。她假裝閉上眼，裝出酷樣，也許這樣看起來會比較像個半仙。事實上，她一直瞇著眼睛在偷瞄路人，看誰有倒霉相，也許會來光顧。我一靠近，很不幸，馬上吸引了她的注意力，看她眼睛瞇得特別厲害。看到這一幕裝神弄鬼，我心裏卻異常感動，不知道為什麼，也許是因為在這個「寒夜中的女半仙」身上，我可以感受到生命的溫度和無辜。在偉大的、整天說他在爭取公義、反抗不義的社運或反對運動圈，我卻常感受到冰涼的氣燄和言不由衷的詞令操弄。</text:p>
      <text:p text:style-name="P2"/>
      <text:p text:style-name="P2">至於什麼都沒做或整天做相反的事，卻把“empathy”、「愛心」等「冰涼、漂亮的空洞詞令」當職業的精神科圈圈，當然更令人鄙夷了！幹精神科的，應該堅守分寸，不要講多餘的不相干屁話，不要撈過界，管起忠孝節義三從四德來。那不是我們的營業項目。</text:p>
      <text:p text:style-name="P2"/>
      <text:p text:style-name="P2">比如說，常常可以聽到類似建議病人要「放寬心胸」、凡事要「看得開」，才會「適應」良好，可是，最沒有心胸、最看不開的，就是醫生自己啊！可是，他「適應」得比誰都好，左右逢源、越爬越高啊！</text:p>
      <text:p text:style-name="P2"/>
      <text:p text:style-name="P2">也聽到無數次什麼建議病人要多培養「正當娛樂」，不要出入「不正當場所」。真不知道什麼是「正當娛樂」，哪裏又是「不正當場所」，總統府嗎？而且，我明明知道還有藥商招待精神科醫生去喝花酒，還有什麼「飯後餘興節目」，黑話叫 “second run”。我不是要制止這些事，我沒那個興趣，也沒那個「膽」，我只想說，我們應該對「專業」這種東西嚴肅以待，不要亂「擴張營業」，不要管到我們不該管的地方去，不要講連我們自己都不相信的空話廢話，這樣，這一行才會發展得比較好一些，也比較能受人由衷的敬重。</text:p>
      <text:p text:style-name="P2"/>
      <text:p text:style-name="P2">另外，許多人喜歡推崇社運或政運人士什麼「為義受難」，實在是搞不清狀況。誰多了什麼「義」，又受了什麼「難」？誰不「受難」呢？一個母親的辛苦，怎麼會是「正義人士」的那一丁點「難」所能比擬？而且，正義人士的「難」，老早不知得到了幾百倍的回報！大部份人的「難」，卻只能一己承受。</text:p>
      <text:p text:style-name="P2"/>
      <text:p text:style-name="P2">1994年冬天，我和同學陳仁達醫師兩人，在華視門口「禁食靜坐」三天三夜，呼籲「改造媒體」，結果，當場收到的毛襪，差不多可以擺上一個路邊攤。事後和當時的各種回應，包括簽名、來信、卡片、鮮花等，有案可查的，算一算有五百多個人。至於熱水壺、衛生衣、毛帽、毛衣、 圍巾等，也是差不多可以擺上一個地攤。對「無名小卒」都如此熱情，更何況是對那些「明星級」的「正義人士」。</text:p>
      <text:p text:style-name="P2"/>
      <text:p text:style-name="P2">總之，我是要說「不抗惡」是好的，因為，甘地說的﹕「我們越無辜，我們就越有力量。」力量絕不是來自正義人士的「犧牲奉獻」，而是來自尋常百姓的生活勞碌與「順從」。</text:p>
      <text:p text:style-name="P2"/>
      <text:p text:style-name="P2">不過，小王八蛋們別高興得太快，「不抗惡」當然不代表喜歡看到你做惡。想想Ridely Scott的電影Gladiator（神鬼戰士），主角在我看來，就是一個挺「順從」的人，他不抵抗，也無雄心壯志，但他不跟小王八蛋一起做惡，而且，只有在被逼到生存或美感的基本底線時才拿劍。</text:p>
      <text:p text:style-name="P2"/>
      <text:p text:style-name="P2">當然，傻乎乎地盲從、一窩蜂趕流行、人云亦云、靠攏主流、迎合鎂光燈、委曲求全、努力往「上」爬、一個口令一個動作，都不叫「順從」，那叫「跟自己過不去」。</text:p>
      <text:p text:style-name="P2"/>
      <text:p text:style-name="P2">6 Jan. 20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